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00.68mm" svg:height="195.23mm" svg:x="517.62mm" svg:y="2.65mm">
            <loext:p draw:notify-on-update-of-ranges="Sheet1.A1:Sheet1.A24 Sheet1.V1:Sheet1.V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office:value-type="float" office:value="2.28" calcext:value-type="float">
            <text:p>2.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SUM([.B1:.U1])"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77816" calcext:value-type="float">
            <text:p>0.0477816</text:p>
          </table:table-cell>
          <table:table-cell office:value-type="float" office:value="0.354949" calcext:value-type="float">
            <text:p>0.354949</text:p>
          </table:table-cell>
          <table:table-cell office:value-type="float" office:value="0.709898" calcext:value-type="float">
            <text:p>0.709898</text:p>
          </table:table-cell>
          <table:table-cell office:value-type="float" office:value="0.802048" calcext:value-type="float">
            <text:p>0.802048</text:p>
          </table:table-cell>
          <table:table-cell office:value-type="float" office:value="0.552901" calcext:value-type="float">
            <text:p>0.552901</text:p>
          </table:table-cell>
          <table:table-cell office:value-type="float" office:value="0.365188" calcext:value-type="float">
            <text:p>0.365188</text:p>
          </table:table-cell>
          <table:table-cell office:value-type="float" office:value="0.283276" calcext:value-type="float">
            <text:p>0.283276</text:p>
          </table:table-cell>
          <table:table-cell office:value-type="float" office:value="0.221843" calcext:value-type="float">
            <text:p>0.221843</text:p>
          </table:table-cell>
          <table:table-cell office:value-type="float" office:value="0.296928" calcext:value-type="float">
            <text:p>0.296928</text:p>
          </table:table-cell>
          <table:table-cell office:value-type="float" office:value="0.266212" calcext:value-type="float">
            <text:p>0.266212</text:p>
          </table:table-cell>
          <table:table-cell office:value-type="float" office:value="0.262799" calcext:value-type="float">
            <text:p>0.262799</text:p>
          </table:table-cell>
          <table:table-cell office:value-type="float" office:value="0.443686" calcext:value-type="float">
            <text:p>0.443686</text:p>
          </table:table-cell>
          <table:table-cell office:value-type="float" office:value="0.426621" calcext:value-type="float">
            <text:p>0.426621</text:p>
          </table:table-cell>
          <table:table-cell office:value-type="float" office:value="0.430034" calcext:value-type="float">
            <text:p>0.430034</text:p>
          </table:table-cell>
          <table:table-cell office:value-type="float" office:value="0.395904" calcext:value-type="float">
            <text:p>0.395904</text:p>
          </table:table-cell>
          <table:table-cell office:value-type="float" office:value="0.443686" calcext:value-type="float">
            <text:p>0.443686</text:p>
          </table:table-cell>
          <table:table-cell table:formula="of:=SUM([.B2:.U2])" office:value-type="float" office:value="6.3037546" calcext:value-type="float">
            <text:p>6.3037546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99401" calcext:value-type="float">
            <text:p>0.000299401</text:p>
          </table:table-cell>
          <table:table-cell office:value-type="float" office:value="0.0368263" calcext:value-type="float">
            <text:p>0.0368263</text:p>
          </table:table-cell>
          <table:table-cell office:value-type="float" office:value="0.298802" calcext:value-type="float">
            <text:p>0.298802</text:p>
          </table:table-cell>
          <table:table-cell office:value-type="float" office:value="0.735629" calcext:value-type="float">
            <text:p>0.735629</text:p>
          </table:table-cell>
          <table:table-cell office:value-type="float" office:value="0.800898" calcext:value-type="float">
            <text:p>0.800898</text:p>
          </table:table-cell>
          <table:table-cell office:value-type="float" office:value="0.571557" calcext:value-type="float">
            <text:p>0.571557</text:p>
          </table:table-cell>
          <table:table-cell office:value-type="float" office:value="0.418263" calcext:value-type="float">
            <text:p>0.418263</text:p>
          </table:table-cell>
          <table:table-cell office:value-type="float" office:value="0.338024" calcext:value-type="float">
            <text:p>0.338024</text:p>
          </table:table-cell>
          <table:table-cell office:value-type="float" office:value="0.272754" calcext:value-type="float">
            <text:p>0.272754</text:p>
          </table:table-cell>
          <table:table-cell office:value-type="float" office:value="0.284731" calcext:value-type="float">
            <text:p>0.284731</text:p>
          </table:table-cell>
          <table:table-cell office:value-type="float" office:value="0.308982" calcext:value-type="float">
            <text:p>0.308982</text:p>
          </table:table-cell>
          <table:table-cell office:value-type="float" office:value="0.351198" calcext:value-type="float">
            <text:p>0.351198</text:p>
          </table:table-cell>
          <table:table-cell office:value-type="float" office:value="0.366766" calcext:value-type="float">
            <text:p>0.366766</text:p>
          </table:table-cell>
          <table:table-cell office:value-type="float" office:value="0.398204" calcext:value-type="float">
            <text:p>0.398204</text:p>
          </table:table-cell>
          <table:table-cell office:value-type="float" office:value="0.41976" calcext:value-type="float">
            <text:p>0.41976</text:p>
          </table:table-cell>
          <table:table-cell office:value-type="float" office:value="0.427246" calcext:value-type="float">
            <text:p>0.427246</text:p>
          </table:table-cell>
          <table:table-cell office:value-type="float" office:value="0.460479" calcext:value-type="float">
            <text:p>0.460479</text:p>
          </table:table-cell>
          <table:table-cell table:formula="of:=SUM([.B3:.U3])" office:value-type="float" office:value="6.490418701" calcext:value-type="float">
            <text:p>6.490418701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18765" calcext:value-type="float">
            <text:p>0.000118765</text:p>
          </table:table-cell>
          <table:table-cell office:value-type="float" office:value="0.02981" calcext:value-type="float">
            <text:p>0.02981</text:p>
          </table:table-cell>
          <table:table-cell office:value-type="float" office:value="0.310451" calcext:value-type="float">
            <text:p>0.310451</text:p>
          </table:table-cell>
          <table:table-cell office:value-type="float" office:value="0.751663" calcext:value-type="float">
            <text:p>0.751663</text:p>
          </table:table-cell>
          <table:table-cell office:value-type="float" office:value="0.834204" calcext:value-type="float">
            <text:p>0.834204</text:p>
          </table:table-cell>
          <table:table-cell office:value-type="float" office:value="0.641686" calcext:value-type="float">
            <text:p>0.641686</text:p>
          </table:table-cell>
          <table:table-cell office:value-type="float" office:value="0.446793" calcext:value-type="float">
            <text:p>0.446793</text:p>
          </table:table-cell>
          <table:table-cell office:value-type="float" office:value="0.356176" calcext:value-type="float">
            <text:p>0.356176</text:p>
          </table:table-cell>
          <table:table-cell office:value-type="float" office:value="0.315439" calcext:value-type="float">
            <text:p>0.315439</text:p>
          </table:table-cell>
          <table:table-cell office:value-type="float" office:value="0.309739" calcext:value-type="float">
            <text:p>0.309739</text:p>
          </table:table-cell>
          <table:table-cell office:value-type="float" office:value="0.323753" calcext:value-type="float">
            <text:p>0.323753</text:p>
          </table:table-cell>
          <table:table-cell office:value-type="float" office:value="0.350475" calcext:value-type="float">
            <text:p>0.350475</text:p>
          </table:table-cell>
          <table:table-cell office:value-type="float" office:value="0.37304" calcext:value-type="float">
            <text:p>0.37304</text:p>
          </table:table-cell>
          <table:table-cell office:value-type="float" office:value="0.399169" calcext:value-type="float">
            <text:p>0.399169</text:p>
          </table:table-cell>
          <table:table-cell office:value-type="float" office:value="0.432185" calcext:value-type="float">
            <text:p>0.432185</text:p>
          </table:table-cell>
          <table:table-cell office:value-type="float" office:value="0.463658" calcext:value-type="float">
            <text:p>0.463658</text:p>
          </table:table-cell>
          <table:table-cell office:value-type="float" office:value="0.497625" calcext:value-type="float">
            <text:p>0.497625</text:p>
          </table:table-cell>
          <table:table-cell table:formula="of:=SUM([.B4:.U4])" office:value-type="float" office:value="6.835984765" calcext:value-type="float">
            <text:p>6.835984765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0933097" calcext:value-type="float">
            <text:p>9.33E-05</text:p>
          </table:table-cell>
          <table:table-cell office:value-type="float" office:value="0.032845" calcext:value-type="float">
            <text:p>0.032845</text:p>
          </table:table-cell>
          <table:table-cell office:value-type="float" office:value="0.32957" calcext:value-type="float">
            <text:p>0.32957</text:p>
          </table:table-cell>
          <table:table-cell office:value-type="float" office:value="0.792946" calcext:value-type="float">
            <text:p>0.792946</text:p>
          </table:table-cell>
          <table:table-cell office:value-type="float" office:value="0.88187" calcext:value-type="float">
            <text:p>0.88187</text:p>
          </table:table-cell>
          <table:table-cell office:value-type="float" office:value="0.685546" calcext:value-type="float">
            <text:p>0.685546</text:p>
          </table:table-cell>
          <table:table-cell office:value-type="float" office:value="0.467948" calcext:value-type="float">
            <text:p>0.467948</text:p>
          </table:table-cell>
          <table:table-cell office:value-type="float" office:value="0.366334" calcext:value-type="float">
            <text:p>0.366334</text:p>
          </table:table-cell>
          <table:table-cell office:value-type="float" office:value="0.320799" calcext:value-type="float">
            <text:p>0.320799</text:p>
          </table:table-cell>
          <table:table-cell office:value-type="float" office:value="0.317346" calcext:value-type="float">
            <text:p>0.317346</text:p>
          </table:table-cell>
          <table:table-cell office:value-type="float" office:value="0.324998" calcext:value-type="float">
            <text:p>0.324998</text:p>
          </table:table-cell>
          <table:table-cell office:value-type="float" office:value="0.337035" calcext:value-type="float">
            <text:p>0.337035</text:p>
          </table:table-cell>
          <table:table-cell office:value-type="float" office:value="0.376505" calcext:value-type="float">
            <text:p>0.376505</text:p>
          </table:table-cell>
          <table:table-cell office:value-type="float" office:value="0.413549" calcext:value-type="float">
            <text:p>0.413549</text:p>
          </table:table-cell>
          <table:table-cell office:value-type="float" office:value="0.460297" calcext:value-type="float">
            <text:p>0.460297</text:p>
          </table:table-cell>
          <table:table-cell office:value-type="float" office:value="0.495008" calcext:value-type="float">
            <text:p>0.495008</text:p>
          </table:table-cell>
          <table:table-cell office:value-type="float" office:value="0.534385" calcext:value-type="float">
            <text:p>0.534385</text:p>
          </table:table-cell>
          <table:table-cell table:formula="of:=SUM([.B5:.U5])" office:value-type="float" office:value="7.1370743097" calcext:value-type="float">
            <text:p>7.1370743097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11086" calcext:value-type="float">
            <text:p>0.000111086</text:p>
          </table:table-cell>
          <table:table-cell office:value-type="float" office:value="0.0348811" calcext:value-type="float">
            <text:p>0.0348811</text:p>
          </table:table-cell>
          <table:table-cell office:value-type="float" office:value="0.331371" calcext:value-type="float">
            <text:p>0.331371</text:p>
          </table:table-cell>
          <table:table-cell office:value-type="float" office:value="0.837703" calcext:value-type="float">
            <text:p>0.837703</text:p>
          </table:table-cell>
          <table:table-cell office:value-type="float" office:value="0.932126" calcext:value-type="float">
            <text:p>0.932126</text:p>
          </table:table-cell>
          <table:table-cell office:value-type="float" office:value="0.710176" calcext:value-type="float">
            <text:p>0.710176</text:p>
          </table:table-cell>
          <table:table-cell office:value-type="float" office:value="0.472339" calcext:value-type="float">
            <text:p>0.472339</text:p>
          </table:table-cell>
          <table:table-cell office:value-type="float" office:value="0.370029" calcext:value-type="float">
            <text:p>0.370029</text:p>
          </table:table-cell>
          <table:table-cell office:value-type="float" office:value="0.314041" calcext:value-type="float">
            <text:p>0.314041</text:p>
          </table:table-cell>
          <table:table-cell office:value-type="float" office:value="0.315819" calcext:value-type="float">
            <text:p>0.315819</text:p>
          </table:table-cell>
          <table:table-cell office:value-type="float" office:value="0.344368" calcext:value-type="float">
            <text:p>0.344368</text:p>
          </table:table-cell>
          <table:table-cell office:value-type="float" office:value="0.366807" calcext:value-type="float">
            <text:p>0.366807</text:p>
          </table:table-cell>
          <table:table-cell office:value-type="float" office:value="0.410798" calcext:value-type="float">
            <text:p>0.410798</text:p>
          </table:table-cell>
          <table:table-cell office:value-type="float" office:value="0.445457" calcext:value-type="float">
            <text:p>0.445457</text:p>
          </table:table-cell>
          <table:table-cell office:value-type="float" office:value="0.47856" calcext:value-type="float">
            <text:p>0.47856</text:p>
          </table:table-cell>
          <table:table-cell office:value-type="float" office:value="0.514552" calcext:value-type="float">
            <text:p>0.514552</text:p>
          </table:table-cell>
          <table:table-cell office:value-type="float" office:value="0.540102" calcext:value-type="float">
            <text:p>0.540102</text:p>
          </table:table-cell>
          <table:table-cell table:formula="of:=SUM([.B6:.U6])" office:value-type="float" office:value="7.419240186" calcext:value-type="float">
            <text:p>7.419240186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6785" calcext:value-type="float">
            <text:p>0.00036785</text:p>
          </table:table-cell>
          <table:table-cell office:value-type="float" office:value="0.03421" calcext:value-type="float">
            <text:p>0.03421</text:p>
          </table:table-cell>
          <table:table-cell office:value-type="float" office:value="0.36877" calcext:value-type="float">
            <text:p>0.36877</text:p>
          </table:table-cell>
          <table:table-cell office:value-type="float" office:value="0.902336" calcext:value-type="float">
            <text:p>0.902336</text:p>
          </table:table-cell>
          <table:table-cell office:value-type="float" office:value="0.942983" calcext:value-type="float">
            <text:p>0.942983</text:p>
          </table:table-cell>
          <table:table-cell office:value-type="float" office:value="0.687511" calcext:value-type="float">
            <text:p>0.687511</text:p>
          </table:table-cell>
          <table:table-cell office:value-type="float" office:value="0.478021" calcext:value-type="float">
            <text:p>0.478021</text:p>
          </table:table-cell>
          <table:table-cell office:value-type="float" office:value="0.388266" calcext:value-type="float">
            <text:p>0.388266</text:p>
          </table:table-cell>
          <table:table-cell office:value-type="float" office:value="0.341916" calcext:value-type="float">
            <text:p>0.341916</text:p>
          </table:table-cell>
          <table:table-cell office:value-type="float" office:value="0.349825" calcext:value-type="float">
            <text:p>0.349825</text:p>
          </table:table-cell>
          <table:table-cell office:value-type="float" office:value="0.363987" calcext:value-type="float">
            <text:p>0.363987</text:p>
          </table:table-cell>
          <table:table-cell office:value-type="float" office:value="0.397278" calcext:value-type="float">
            <text:p>0.397278</text:p>
          </table:table-cell>
          <table:table-cell office:value-type="float" office:value="0.430384" calcext:value-type="float">
            <text:p>0.430384</text:p>
          </table:table-cell>
          <table:table-cell office:value-type="float" office:value="0.458341" calcext:value-type="float">
            <text:p>0.458341</text:p>
          </table:table-cell>
          <table:table-cell office:value-type="float" office:value="0.490344" calcext:value-type="float">
            <text:p>0.490344</text:p>
          </table:table-cell>
          <table:table-cell office:value-type="float" office:value="0.53044" calcext:value-type="float">
            <text:p>0.53044</text:p>
          </table:table-cell>
          <table:table-cell office:value-type="float" office:value="0.551591" calcext:value-type="float">
            <text:p>0.551591</text:p>
          </table:table-cell>
          <table:table-cell table:formula="of:=SUM([.B7:.U7])" office:value-type="float" office:value="7.71657085" calcext:value-type="float">
            <text:p>7.71657085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58166" calcext:value-type="float">
            <text:p>0.000358166</text:p>
          </table:table-cell>
          <table:table-cell office:value-type="float" office:value="0.0411891" calcext:value-type="float">
            <text:p>0.0411891</text:p>
          </table:table-cell>
          <table:table-cell office:value-type="float" office:value="0.40437" calcext:value-type="float">
            <text:p>0.40437</text:p>
          </table:table-cell>
          <table:table-cell office:value-type="float" office:value="0.936605" calcext:value-type="float">
            <text:p>0.936605</text:p>
          </table:table-cell>
          <table:table-cell office:value-type="float" office:value="0.931232" calcext:value-type="float">
            <text:p>0.931232</text:p>
          </table:table-cell>
          <table:table-cell office:value-type="float" office:value="0.700573" calcext:value-type="float">
            <text:p>0.700573</text:p>
          </table:table-cell>
          <table:table-cell office:value-type="float" office:value="0.488539" calcext:value-type="float">
            <text:p>0.488539</text:p>
          </table:table-cell>
          <table:table-cell office:value-type="float" office:value="0.397206" calcext:value-type="float">
            <text:p>0.397206</text:p>
          </table:table-cell>
          <table:table-cell office:value-type="float" office:value="0.352794" calcext:value-type="float">
            <text:p>0.352794</text:p>
          </table:table-cell>
          <table:table-cell office:value-type="float" office:value="0.372135" calcext:value-type="float">
            <text:p>0.372135</text:p>
          </table:table-cell>
          <table:table-cell office:value-type="float" office:value="0.395774" calcext:value-type="float">
            <text:p>0.395774</text:p>
          </table:table-cell>
          <table:table-cell office:value-type="float" office:value="0.419771" calcext:value-type="float">
            <text:p>0.419771</text:p>
          </table:table-cell>
          <table:table-cell office:value-type="float" office:value="0.443052" calcext:value-type="float">
            <text:p>0.443052</text:p>
          </table:table-cell>
          <table:table-cell office:value-type="float" office:value="0.467765" calcext:value-type="float">
            <text:p>0.467765</text:p>
          </table:table-cell>
          <table:table-cell office:value-type="float" office:value="0.503223" calcext:value-type="float">
            <text:p>0.503223</text:p>
          </table:table-cell>
          <table:table-cell office:value-type="float" office:value="0.499642" calcext:value-type="float">
            <text:p>0.499642</text:p>
          </table:table-cell>
          <table:table-cell office:value-type="float" office:value="0.549069" calcext:value-type="float">
            <text:p>0.549069</text:p>
          </table:table-cell>
          <table:table-cell table:formula="of:=SUM([.B8:.U8])" office:value-type="float" office:value="7.903297266" calcext:value-type="float">
            <text:p>7.90329726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78632" calcext:value-type="float">
            <text:p>0.0478632</text:p>
          </table:table-cell>
          <table:table-cell office:value-type="float" office:value="0.400855" calcext:value-type="float">
            <text:p>0.400855</text:p>
          </table:table-cell>
          <table:table-cell office:value-type="float" office:value="0.919658" calcext:value-type="float">
            <text:p>0.919658</text:p>
          </table:table-cell>
          <table:table-cell office:value-type="float" office:value="0.959829" calcext:value-type="float">
            <text:p>0.959829</text:p>
          </table:table-cell>
          <table:table-cell office:value-type="float" office:value="0.686325" calcext:value-type="float">
            <text:p>0.686325</text:p>
          </table:table-cell>
          <table:table-cell office:value-type="float" office:value="0.504274" calcext:value-type="float">
            <text:p>0.504274</text:p>
          </table:table-cell>
          <table:table-cell office:value-type="float" office:value="0.405128" calcext:value-type="float">
            <text:p>0.405128</text:p>
          </table:table-cell>
          <table:table-cell office:value-type="float" office:value="0.345299" calcext:value-type="float">
            <text:p>0.345299</text:p>
          </table:table-cell>
          <table:table-cell office:value-type="float" office:value="0.391453" calcext:value-type="float">
            <text:p>0.391453</text:p>
          </table:table-cell>
          <table:table-cell office:value-type="float" office:value="0.373504" calcext:value-type="float">
            <text:p>0.373504</text:p>
          </table:table-cell>
          <table:table-cell office:value-type="float" office:value="0.421368" calcext:value-type="float">
            <text:p>0.421368</text:p>
          </table:table-cell>
          <table:table-cell office:value-type="float" office:value="0.462393" calcext:value-type="float">
            <text:p>0.462393</text:p>
          </table:table-cell>
          <table:table-cell office:value-type="float" office:value="0.467521" calcext:value-type="float">
            <text:p>0.467521</text:p>
          </table:table-cell>
          <table:table-cell office:value-type="float" office:value="0.487179" calcext:value-type="float">
            <text:p>0.487179</text:p>
          </table:table-cell>
          <table:table-cell office:value-type="float" office:value="0.51453" calcext:value-type="float">
            <text:p>0.51453</text:p>
          </table:table-cell>
          <table:table-cell office:value-type="float" office:value="0.52735" calcext:value-type="float">
            <text:p>0.52735</text:p>
          </table:table-cell>
          <table:table-cell table:formula="of:=SUM([.B9:.U9])" office:value-type="float" office:value="7.9145292" calcext:value-type="float">
            <text:p>7.9145292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59146" calcext:value-type="float">
            <text:p>0.0259146</text:p>
          </table:table-cell>
          <table:table-cell office:value-type="float" office:value="0.41311" calcext:value-type="float">
            <text:p>0.41311</text:p>
          </table:table-cell>
          <table:table-cell office:value-type="float" office:value="0.864329" calcext:value-type="float">
            <text:p>0.864329</text:p>
          </table:table-cell>
          <table:table-cell office:value-type="float" office:value="0.990854" calcext:value-type="float">
            <text:p>0.990854</text:p>
          </table:table-cell>
          <table:table-cell office:value-type="float" office:value="0.696646" calcext:value-type="float">
            <text:p>0.696646</text:p>
          </table:table-cell>
          <table:table-cell office:value-type="float" office:value="0.467988" calcext:value-type="float">
            <text:p>0.467988</text:p>
          </table:table-cell>
          <table:table-cell office:value-type="float" office:value="0.355183" calcext:value-type="float">
            <text:p>0.355183</text:p>
          </table:table-cell>
          <table:table-cell office:value-type="float" office:value="0.379573" calcext:value-type="float">
            <text:p>0.379573</text:p>
          </table:table-cell>
          <table:table-cell office:value-type="float" office:value="0.384146" calcext:value-type="float">
            <text:p>0.384146</text:p>
          </table:table-cell>
          <table:table-cell office:value-type="float" office:value="0.402439" calcext:value-type="float">
            <text:p>0.402439</text:p>
          </table:table-cell>
          <table:table-cell office:value-type="float" office:value="0.454268" calcext:value-type="float">
            <text:p>0.454268</text:p>
          </table:table-cell>
          <table:table-cell office:value-type="float" office:value="0.417683" calcext:value-type="float">
            <text:p>0.417683</text:p>
          </table:table-cell>
          <table:table-cell office:value-type="float" office:value="0.446646" calcext:value-type="float">
            <text:p>0.446646</text:p>
          </table:table-cell>
          <table:table-cell office:value-type="float" office:value="0.498476" calcext:value-type="float">
            <text:p>0.498476</text:p>
          </table:table-cell>
          <table:table-cell office:value-type="float" office:value="0.565549" calcext:value-type="float">
            <text:p>0.565549</text:p>
          </table:table-cell>
          <table:table-cell office:value-type="float" office:value="0.521341" calcext:value-type="float">
            <text:p>0.521341</text:p>
          </table:table-cell>
          <table:table-cell table:formula="of:=SUM([.B10:.U10])" office:value-type="float" office:value="7.8841456" calcext:value-type="float">
            <text:p>7.8841456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48246" calcext:value-type="float">
            <text:p>0.0548246</text:p>
          </table:table-cell>
          <table:table-cell office:value-type="float" office:value="0.379386" calcext:value-type="float">
            <text:p>0.379386</text:p>
          </table:table-cell>
          <table:table-cell office:value-type="float" office:value="0.888158" calcext:value-type="float">
            <text:p>0.888158</text:p>
          </table:table-cell>
          <table:table-cell office:value-type="float" office:value="0.872807" calcext:value-type="float">
            <text:p>0.872807</text:p>
          </table:table-cell>
          <table:table-cell office:value-type="float" office:value="0.699561" calcext:value-type="float">
            <text:p>0.699561</text:p>
          </table:table-cell>
          <table:table-cell office:value-type="float" office:value="0.515351" calcext:value-type="float">
            <text:p>0.515351</text:p>
          </table:table-cell>
          <table:table-cell office:value-type="float" office:value="0.41886" calcext:value-type="float">
            <text:p>0.41886</text:p>
          </table:table-cell>
          <table:table-cell office:value-type="float" office:value="0.432018" calcext:value-type="float">
            <text:p>0.432018</text:p>
          </table:table-cell>
          <table:table-cell office:value-type="float" office:value="0.370614" calcext:value-type="float">
            <text:p>0.370614</text:p>
          </table:table-cell>
          <table:table-cell office:value-type="float" office:value="0.315789" calcext:value-type="float">
            <text:p>0.315789</text:p>
          </table:table-cell>
          <table:table-cell office:value-type="float" office:value="0.372807" calcext:value-type="float">
            <text:p>0.372807</text:p>
          </table:table-cell>
          <table:table-cell office:value-type="float" office:value="0.403509" calcext:value-type="float">
            <text:p>0.403509</text:p>
          </table:table-cell>
          <table:table-cell office:value-type="float" office:value="0.394737" calcext:value-type="float">
            <text:p>0.394737</text:p>
          </table:table-cell>
          <table:table-cell office:value-type="float" office:value="0.539474" calcext:value-type="float">
            <text:p>0.539474</text:p>
          </table:table-cell>
          <table:table-cell table:number-columns-repeated="2" office:value-type="float" office:value="0.524123" calcext:value-type="float">
            <text:p>0.524123</text:p>
          </table:table-cell>
          <table:table-cell table:formula="of:=SUM([.B11:.U11])" office:value-type="float" office:value="7.7061416" calcext:value-type="float">
            <text:p>7.7061416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05405" calcext:value-type="float">
            <text:p>0.0405405</text:p>
          </table:table-cell>
          <table:table-cell office:value-type="float" office:value="0.400901" calcext:value-type="float">
            <text:p>0.400901</text:p>
          </table:table-cell>
          <table:table-cell office:value-type="float" office:value="0.894144" calcext:value-type="float">
            <text:p>0.894144</text:p>
          </table:table-cell>
          <table:table-cell office:value-type="float" office:value="0.943694" calcext:value-type="float">
            <text:p>0.943694</text:p>
          </table:table-cell>
          <table:table-cell office:value-type="float" office:value="0.702703" calcext:value-type="float">
            <text:p>0.702703</text:p>
          </table:table-cell>
          <table:table-cell office:value-type="float" office:value="0.439189" calcext:value-type="float">
            <text:p>0.439189</text:p>
          </table:table-cell>
          <table:table-cell office:value-type="float" office:value="0.418919" calcext:value-type="float">
            <text:p>0.418919</text:p>
          </table:table-cell>
          <table:table-cell office:value-type="float" office:value="0.346847" calcext:value-type="float">
            <text:p>0.346847</text:p>
          </table:table-cell>
          <table:table-cell table:number-columns-repeated="2" office:value-type="float" office:value="0.369369" calcext:value-type="float">
            <text:p>0.369369</text:p>
          </table:table-cell>
          <table:table-cell office:value-type="float" office:value="0.412162" calcext:value-type="float">
            <text:p>0.412162</text:p>
          </table:table-cell>
          <table:table-cell office:value-type="float" office:value="0.423423" calcext:value-type="float">
            <text:p>0.423423</text:p>
          </table:table-cell>
          <table:table-cell office:value-type="float" office:value="0.441441" calcext:value-type="float">
            <text:p>0.441441</text:p>
          </table:table-cell>
          <table:table-cell office:value-type="float" office:value="0.504505" calcext:value-type="float">
            <text:p>0.504505</text:p>
          </table:table-cell>
          <table:table-cell office:value-type="float" office:value="0.538288" calcext:value-type="float">
            <text:p>0.538288</text:p>
          </table:table-cell>
          <table:table-cell office:value-type="float" office:value="0.513514" calcext:value-type="float">
            <text:p>0.513514</text:p>
          </table:table-cell>
          <table:table-cell table:formula="of:=SUM([.B12:.U12])" office:value-type="float" office:value="7.7590085" calcext:value-type="float">
            <text:p>7.7590085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70297" calcext:value-type="float">
            <text:p>0.0470297</text:p>
          </table:table-cell>
          <table:table-cell office:value-type="float" office:value="0.366337" calcext:value-type="float">
            <text:p>0.366337</text:p>
          </table:table-cell>
          <table:table-cell office:value-type="float" office:value="0.90099" calcext:value-type="float">
            <text:p>0.90099</text:p>
          </table:table-cell>
          <table:table-cell office:value-type="float" office:value="1.00495" calcext:value-type="float">
            <text:p>1.00495</text:p>
          </table:table-cell>
          <table:table-cell office:value-type="float" office:value="0.690594" calcext:value-type="float">
            <text:p>0.690594</text:p>
          </table:table-cell>
          <table:table-cell office:value-type="float" office:value="0.49505" calcext:value-type="float">
            <text:p>0.49505</text:p>
          </table:table-cell>
          <table:table-cell office:value-type="float" office:value="0.393564" calcext:value-type="float">
            <text:p>0.393564</text:p>
          </table:table-cell>
          <table:table-cell office:value-type="float" office:value="0.339109" calcext:value-type="float">
            <text:p>0.339109</text:p>
          </table:table-cell>
          <table:table-cell office:value-type="float" office:value="0.376238" calcext:value-type="float">
            <text:p>0.376238</text:p>
          </table:table-cell>
          <table:table-cell office:value-type="float" office:value="0.35396" calcext:value-type="float">
            <text:p>0.35396</text:p>
          </table:table-cell>
          <table:table-cell office:value-type="float" office:value="0.39604" calcext:value-type="float">
            <text:p>0.39604</text:p>
          </table:table-cell>
          <table:table-cell office:value-type="float" office:value="0.405941" calcext:value-type="float">
            <text:p>0.405941</text:p>
          </table:table-cell>
          <table:table-cell office:value-type="float" office:value="0.445545" calcext:value-type="float">
            <text:p>0.445545</text:p>
          </table:table-cell>
          <table:table-cell office:value-type="float" office:value="0.435644" calcext:value-type="float">
            <text:p>0.435644</text:p>
          </table:table-cell>
          <table:table-cell office:value-type="float" office:value="0.539604" calcext:value-type="float">
            <text:p>0.539604</text:p>
          </table:table-cell>
          <table:table-cell office:value-type="float" office:value="0.554455" calcext:value-type="float">
            <text:p>0.554455</text:p>
          </table:table-cell>
          <table:table-cell table:formula="of:=SUM([.B13:.U13])" office:value-type="float" office:value="7.7450507" calcext:value-type="float">
            <text:p>7.7450507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2833" calcext:value-type="float">
            <text:p>0.0422833</text:p>
          </table:table-cell>
          <table:table-cell office:value-type="float" office:value="0.448203" calcext:value-type="float">
            <text:p>0.448203</text:p>
          </table:table-cell>
          <table:table-cell office:value-type="float" office:value="0.839323" calcext:value-type="float">
            <text:p>0.839323</text:p>
          </table:table-cell>
          <table:table-cell office:value-type="float" office:value="0.985201" calcext:value-type="float">
            <text:p>0.985201</text:p>
          </table:table-cell>
          <table:table-cell office:value-type="float" office:value="0.758985" calcext:value-type="float">
            <text:p>0.758985</text:p>
          </table:table-cell>
          <table:table-cell office:value-type="float" office:value="0.479915" calcext:value-type="float">
            <text:p>0.479915</text:p>
          </table:table-cell>
          <table:table-cell office:value-type="float" office:value="0.408034" calcext:value-type="float">
            <text:p>0.408034</text:p>
          </table:table-cell>
          <table:table-cell office:value-type="float" office:value="0.331924" calcext:value-type="float">
            <text:p>0.331924</text:p>
          </table:table-cell>
          <table:table-cell office:value-type="float" office:value="0.359408" calcext:value-type="float">
            <text:p>0.359408</text:p>
          </table:table-cell>
          <table:table-cell office:value-type="float" office:value="0.342495" calcext:value-type="float">
            <text:p>0.342495</text:p>
          </table:table-cell>
          <table:table-cell office:value-type="float" office:value="0.452431" calcext:value-type="float">
            <text:p>0.452431</text:p>
          </table:table-cell>
          <table:table-cell table:number-columns-repeated="2" office:value-type="float" office:value="0.43129" calcext:value-type="float">
            <text:p>0.43129</text:p>
          </table:table-cell>
          <table:table-cell office:value-type="float" office:value="0.515856" calcext:value-type="float">
            <text:p>0.515856</text:p>
          </table:table-cell>
          <table:table-cell office:value-type="float" office:value="0.486258" calcext:value-type="float">
            <text:p>0.486258</text:p>
          </table:table-cell>
          <table:table-cell office:value-type="float" office:value="0.53277" calcext:value-type="float">
            <text:p>0.53277</text:p>
          </table:table-cell>
          <table:table-cell table:formula="of:=SUM([.B14:.U14])" office:value-type="float" office:value="7.8456663" calcext:value-type="float">
            <text:p>7.8456663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0602" calcext:value-type="float">
            <text:p>0.00150602</text:p>
          </table:table-cell>
          <table:table-cell office:value-type="float" office:value="0.0406627" calcext:value-type="float">
            <text:p>0.0406627</text:p>
          </table:table-cell>
          <table:table-cell office:value-type="float" office:value="0.376506" calcext:value-type="float">
            <text:p>0.376506</text:p>
          </table:table-cell>
          <table:table-cell office:value-type="float" office:value="0.986446" calcext:value-type="float">
            <text:p>0.986446</text:p>
          </table:table-cell>
          <table:table-cell office:value-type="float" office:value="0.995482" calcext:value-type="float">
            <text:p>0.995482</text:p>
          </table:table-cell>
          <table:table-cell office:value-type="float" office:value="0.676205" calcext:value-type="float">
            <text:p>0.676205</text:p>
          </table:table-cell>
          <table:table-cell office:value-type="float" office:value="0.457831" calcext:value-type="float">
            <text:p>0.457831</text:p>
          </table:table-cell>
          <table:table-cell office:value-type="float" office:value="0.378012" calcext:value-type="float">
            <text:p>0.378012</text:p>
          </table:table-cell>
          <table:table-cell office:value-type="float" office:value="0.361446" calcext:value-type="float">
            <text:p>0.361446</text:p>
          </table:table-cell>
          <table:table-cell office:value-type="float" office:value="0.347892" calcext:value-type="float">
            <text:p>0.347892</text:p>
          </table:table-cell>
          <table:table-cell office:value-type="float" office:value="0.365964" calcext:value-type="float">
            <text:p>0.365964</text:p>
          </table:table-cell>
          <table:table-cell office:value-type="float" office:value="0.371988" calcext:value-type="float">
            <text:p>0.371988</text:p>
          </table:table-cell>
          <table:table-cell office:value-type="float" office:value="0.417169" calcext:value-type="float">
            <text:p>0.417169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50753" calcext:value-type="float">
            <text:p>0.50753</text:p>
          </table:table-cell>
          <table:table-cell office:value-type="float" office:value="0.516566" calcext:value-type="float">
            <text:p>0.516566</text:p>
          </table:table-cell>
          <table:table-cell office:value-type="float" office:value="0.534639" calcext:value-type="float">
            <text:p>0.534639</text:p>
          </table:table-cell>
          <table:table-cell table:formula="of:=SUM([.B15:.U15])" office:value-type="float" office:value="7.79216972" calcext:value-type="float">
            <text:p>7.79216972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83871" calcext:value-type="float">
            <text:p>0.0483871</text:p>
          </table:table-cell>
          <table:table-cell office:value-type="float" office:value="0.4319" calcext:value-type="float">
            <text:p>0.4319</text:p>
          </table:table-cell>
          <table:table-cell office:value-type="float" office:value="0.922043" calcext:value-type="float">
            <text:p>0.922043</text:p>
          </table:table-cell>
          <table:table-cell office:value-type="float" office:value="1.01703" calcext:value-type="float">
            <text:p>1.01703</text:p>
          </table:table-cell>
          <table:table-cell office:value-type="float" office:value="0.684588" calcext:value-type="float">
            <text:p>0.684588</text:p>
          </table:table-cell>
          <table:table-cell office:value-type="float" office:value="0.501792" calcext:value-type="float">
            <text:p>0.501792</text:p>
          </table:table-cell>
          <table:table-cell office:value-type="float" office:value="0.387993" calcext:value-type="float">
            <text:p>0.387993</text:p>
          </table:table-cell>
          <table:table-cell office:value-type="float" office:value="0.344982" calcext:value-type="float">
            <text:p>0.344982</text:p>
          </table:table-cell>
          <table:table-cell office:value-type="float" office:value="0.373656" calcext:value-type="float">
            <text:p>0.373656</text:p>
          </table:table-cell>
          <table:table-cell office:value-type="float" office:value="0.363799" calcext:value-type="float">
            <text:p>0.363799</text:p>
          </table:table-cell>
          <table:table-cell office:value-type="float" office:value="0.362007" calcext:value-type="float">
            <text:p>0.362007</text:p>
          </table:table-cell>
          <table:table-cell office:value-type="float" office:value="0.398746" calcext:value-type="float">
            <text:p>0.398746</text:p>
          </table:table-cell>
          <table:table-cell office:value-type="float" office:value="0.422043" calcext:value-type="float">
            <text:p>0.422043</text:p>
          </table:table-cell>
          <table:table-cell office:value-type="float" office:value="0.480287" calcext:value-type="float">
            <text:p>0.480287</text:p>
          </table:table-cell>
          <table:table-cell office:value-type="float" office:value="0.53405" calcext:value-type="float">
            <text:p>0.53405</text:p>
          </table:table-cell>
          <table:table-cell office:value-type="float" office:value="0.572581" calcext:value-type="float">
            <text:p>0.572581</text:p>
          </table:table-cell>
          <table:table-cell table:formula="of:=SUM([.B16:.U16])" office:value-type="float" office:value="7.8458841" calcext:value-type="float">
            <text:p>7.8458841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99506" calcext:value-type="float">
            <text:p>0.0399506</text:p>
          </table:table-cell>
          <table:table-cell office:value-type="float" office:value="0.409802" calcext:value-type="float">
            <text:p>0.409802</text:p>
          </table:table-cell>
          <table:table-cell office:value-type="float" office:value="0.941928" calcext:value-type="float">
            <text:p>0.941928</text:p>
          </table:table-cell>
          <table:table-cell office:value-type="float" office:value="0.971582" calcext:value-type="float">
            <text:p>0.971582</text:p>
          </table:table-cell>
          <table:table-cell office:value-type="float" office:value="0.695222" calcext:value-type="float">
            <text:p>0.695222</text:p>
          </table:table-cell>
          <table:table-cell office:value-type="float" office:value="0.48682" calcext:value-type="float">
            <text:p>0.48682</text:p>
          </table:table-cell>
          <table:table-cell office:value-type="float" office:value="0.384679" calcext:value-type="float">
            <text:p>0.384679</text:p>
          </table:table-cell>
          <table:table-cell office:value-type="float" office:value="0.346376" calcext:value-type="float">
            <text:p>0.346376</text:p>
          </table:table-cell>
          <table:table-cell office:value-type="float" office:value="0.367381" calcext:value-type="float">
            <text:p>0.367381</text:p>
          </table:table-cell>
          <table:table-cell office:value-type="float" office:value="0.375206" calcext:value-type="float">
            <text:p>0.375206</text:p>
          </table:table-cell>
          <table:table-cell office:value-type="float" office:value="0.380148" calcext:value-type="float">
            <text:p>0.380148</text:p>
          </table:table-cell>
          <table:table-cell office:value-type="float" office:value="0.450988" calcext:value-type="float">
            <text:p>0.450988</text:p>
          </table:table-cell>
          <table:table-cell office:value-type="float" office:value="0.445222" calcext:value-type="float">
            <text:p>0.445222</text:p>
          </table:table-cell>
          <table:table-cell office:value-type="float" office:value="0.458814" calcext:value-type="float">
            <text:p>0.458814</text:p>
          </table:table-cell>
          <table:table-cell office:value-type="float" office:value="0.518534" calcext:value-type="float">
            <text:p>0.518534</text:p>
          </table:table-cell>
          <table:table-cell office:value-type="float" office:value="0.526771" calcext:value-type="float">
            <text:p>0.526771</text:p>
          </table:table-cell>
          <table:table-cell table:formula="of:=SUM([.B17:.U17])" office:value-type="float" office:value="7.7994236" calcext:value-type="float">
            <text:p>7.7994236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93461" calcext:value-type="float">
            <text:p>0.000193461</text:p>
          </table:table-cell>
          <table:table-cell office:value-type="float" office:value="0.0383053" calcext:value-type="float">
            <text:p>0.0383053</text:p>
          </table:table-cell>
          <table:table-cell office:value-type="float" office:value="0.365061" calcext:value-type="float">
            <text:p>0.365061</text:p>
          </table:table-cell>
          <table:table-cell office:value-type="float" office:value="0.885471" calcext:value-type="float">
            <text:p>0.885471</text:p>
          </table:table-cell>
          <table:table-cell office:value-type="float" office:value="0.986845" calcext:value-type="float">
            <text:p>0.986845</text:p>
          </table:table-cell>
          <table:table-cell office:value-type="float" office:value="0.690075" calcext:value-type="float">
            <text:p>0.690075</text:p>
          </table:table-cell>
          <table:table-cell office:value-type="float" office:value="0.493713" calcext:value-type="float">
            <text:p>0.493713</text:p>
          </table:table-cell>
          <table:table-cell office:value-type="float" office:value="0.371252" calcext:value-type="float">
            <text:p>0.371252</text:p>
          </table:table-cell>
          <table:table-cell office:value-type="float" office:value="0.349584" calcext:value-type="float">
            <text:p>0.349584</text:p>
          </table:table-cell>
          <table:table-cell office:value-type="float" office:value="0.355388" calcext:value-type="float">
            <text:p>0.355388</text:p>
          </table:table-cell>
          <table:table-cell office:value-type="float" office:value="0.376475" calcext:value-type="float">
            <text:p>0.376475</text:p>
          </table:table-cell>
          <table:table-cell office:value-type="float" office:value="0.396789" calcext:value-type="float">
            <text:p>0.396789</text:p>
          </table:table-cell>
          <table:table-cell office:value-type="float" office:value="0.429677" calcext:value-type="float">
            <text:p>0.429677</text:p>
          </table:table-cell>
          <table:table-cell office:value-type="float" office:value="0.459276" calcext:value-type="float">
            <text:p>0.459276</text:p>
          </table:table-cell>
          <table:table-cell office:value-type="float" office:value="0.506094" calcext:value-type="float">
            <text:p>0.506094</text:p>
          </table:table-cell>
          <table:table-cell office:value-type="float" office:value="0.508609" calcext:value-type="float">
            <text:p>0.508609</text:p>
          </table:table-cell>
          <table:table-cell office:value-type="float" office:value="0.539369" calcext:value-type="float">
            <text:p>0.539369</text:p>
          </table:table-cell>
          <table:table-cell table:formula="of:=SUM([.B18:.U18])" office:value-type="float" office:value="7.752176761" calcext:value-type="float">
            <text:p>7.75217676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55996" calcext:value-type="float">
            <text:p>0.000455996</text:p>
          </table:table-cell>
          <table:table-cell office:value-type="float" office:value="0.0326037" calcext:value-type="float">
            <text:p>0.0326037</text:p>
          </table:table-cell>
          <table:table-cell office:value-type="float" office:value="0.330939" calcext:value-type="float">
            <text:p>0.330939</text:p>
          </table:table-cell>
          <table:table-cell office:value-type="float" office:value="0.838919" calcext:value-type="float">
            <text:p>0.838919</text:p>
          </table:table-cell>
          <table:table-cell office:value-type="float" office:value="0.922709" calcext:value-type="float">
            <text:p>0.922709</text:p>
          </table:table-cell>
          <table:table-cell office:value-type="float" office:value="0.700182" calcext:value-type="float">
            <text:p>0.700182</text:p>
          </table:table-cell>
          <table:table-cell office:value-type="float" office:value="0.5057" calcext:value-type="float">
            <text:p>0.5057</text:p>
          </table:table-cell>
          <table:table-cell office:value-type="float" office:value="0.371637" calcext:value-type="float">
            <text:p>0.371637</text:p>
          </table:table-cell>
          <table:table-cell office:value-type="float" office:value="0.331167" calcext:value-type="float">
            <text:p>0.331167</text:p>
          </table:table-cell>
          <table:table-cell office:value-type="float" office:value="0.322161" calcext:value-type="float">
            <text:p>0.322161</text:p>
          </table:table-cell>
          <table:table-cell office:value-type="float" office:value="0.339261" calcext:value-type="float">
            <text:p>0.339261</text:p>
          </table:table-cell>
          <table:table-cell office:value-type="float" office:value="0.380415" calcext:value-type="float">
            <text:p>0.380415</text:p>
          </table:table-cell>
          <table:table-cell office:value-type="float" office:value="0.431943" calcext:value-type="float">
            <text:p>0.431943</text:p>
          </table:table-cell>
          <table:table-cell office:value-type="float" office:value="0.445736" calcext:value-type="float">
            <text:p>0.445736</text:p>
          </table:table-cell>
          <table:table-cell office:value-type="float" office:value="0.473666" calcext:value-type="float">
            <text:p>0.473666</text:p>
          </table:table-cell>
          <table:table-cell office:value-type="float" office:value="0.522686" calcext:value-type="float">
            <text:p>0.522686</text:p>
          </table:table-cell>
          <table:table-cell office:value-type="float" office:value="0.529526" calcext:value-type="float">
            <text:p>0.529526</text:p>
          </table:table-cell>
          <table:table-cell table:formula="of:=SUM([.B19:.U19])" office:value-type="float" office:value="7.479706696" calcext:value-type="float">
            <text:p>7.479706696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0951928" calcext:value-type="float">
            <text:p>9.52E-05</text:p>
          </table:table-cell>
          <table:table-cell office:value-type="float" office:value="0.0326511" calcext:value-type="float">
            <text:p>0.0326511</text:p>
          </table:table-cell>
          <table:table-cell office:value-type="float" office:value="0.304426" calcext:value-type="float">
            <text:p>0.304426</text:p>
          </table:table-cell>
          <table:table-cell office:value-type="float" office:value="0.772489" calcext:value-type="float">
            <text:p>0.772489</text:p>
          </table:table-cell>
          <table:table-cell office:value-type="float" office:value="0.87882" calcext:value-type="float">
            <text:p>0.87882</text:p>
          </table:table-cell>
          <table:table-cell office:value-type="float" office:value="0.683294" calcext:value-type="float">
            <text:p>0.683294</text:p>
          </table:table-cell>
          <table:table-cell office:value-type="float" office:value="0.490719" calcext:value-type="float">
            <text:p>0.490719</text:p>
          </table:table-cell>
          <table:table-cell office:value-type="float" office:value="0.365826" calcext:value-type="float">
            <text:p>0.365826</text:p>
          </table:table-cell>
          <table:table-cell office:value-type="float" office:value="0.330414" calcext:value-type="float">
            <text:p>0.330414</text:p>
          </table:table-cell>
          <table:table-cell office:value-type="float" office:value="0.32356" calcext:value-type="float">
            <text:p>0.32356</text:p>
          </table:table-cell>
          <table:table-cell office:value-type="float" office:value="0.331842" calcext:value-type="float">
            <text:p>0.331842</text:p>
          </table:table-cell>
          <table:table-cell office:value-type="float" office:value="0.356497" calcext:value-type="float">
            <text:p>0.356497</text:p>
          </table:table-cell>
          <table:table-cell office:value-type="float" office:value="0.389053" calcext:value-type="float">
            <text:p>0.389053</text:p>
          </table:table-cell>
          <table:table-cell office:value-type="float" office:value="0.422751" calcext:value-type="float">
            <text:p>0.422751</text:p>
          </table:table-cell>
          <table:table-cell office:value-type="float" office:value="0.452546" calcext:value-type="float">
            <text:p>0.452546</text:p>
          </table:table-cell>
          <table:table-cell office:value-type="float" office:value="0.496145" calcext:value-type="float">
            <text:p>0.496145</text:p>
          </table:table-cell>
          <table:table-cell office:value-type="float" office:value="0.526511" calcext:value-type="float">
            <text:p>0.526511</text:p>
          </table:table-cell>
          <table:table-cell table:formula="of:=SUM([.B20:.U20])" office:value-type="float" office:value="7.1576392928" calcext:value-type="float">
            <text:p>7.1576392928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1733" calcext:value-type="float">
            <text:p>0.00011733</text:p>
          </table:table-cell>
          <table:table-cell office:value-type="float" office:value="0.0274551" calcext:value-type="float">
            <text:p>0.0274551</text:p>
          </table:table-cell>
          <table:table-cell office:value-type="float" office:value="0.305644" calcext:value-type="float">
            <text:p>0.305644</text:p>
          </table:table-cell>
          <table:table-cell office:value-type="float" office:value="0.731785" calcext:value-type="float">
            <text:p>0.731785</text:p>
          </table:table-cell>
          <table:table-cell office:value-type="float" office:value="0.822363" calcext:value-type="float">
            <text:p>0.822363</text:p>
          </table:table-cell>
          <table:table-cell office:value-type="float" office:value="0.639916" calcext:value-type="float">
            <text:p>0.639916</text:p>
          </table:table-cell>
          <table:table-cell office:value-type="float" office:value="0.47319" calcext:value-type="float">
            <text:p>0.47319</text:p>
          </table:table-cell>
          <table:table-cell office:value-type="float" office:value="0.356565" calcext:value-type="float">
            <text:p>0.356565</text:p>
          </table:table-cell>
          <table:table-cell office:value-type="float" office:value="0.320075" calcext:value-type="float">
            <text:p>0.320075</text:p>
          </table:table-cell>
          <table:table-cell office:value-type="float" office:value="0.3067" calcext:value-type="float">
            <text:p>0.3067</text:p>
          </table:table-cell>
          <table:table-cell office:value-type="float" office:value="0.333685" calcext:value-type="float">
            <text:p>0.333685</text:p>
          </table:table-cell>
          <table:table-cell office:value-type="float" office:value="0.346709" calcext:value-type="float">
            <text:p>0.346709</text:p>
          </table:table-cell>
          <table:table-cell office:value-type="float" office:value="0.377097" calcext:value-type="float">
            <text:p>0.377097</text:p>
          </table:table-cell>
          <table:table-cell office:value-type="float" office:value="0.409832" calcext:value-type="float">
            <text:p>0.409832</text:p>
          </table:table-cell>
          <table:table-cell office:value-type="float" office:value="0.439047" calcext:value-type="float">
            <text:p>0.439047</text:p>
          </table:table-cell>
          <table:table-cell office:value-type="float" office:value="0.454652" calcext:value-type="float">
            <text:p>0.454652</text:p>
          </table:table-cell>
          <table:table-cell office:value-type="float" office:value="0.498768" calcext:value-type="float">
            <text:p>0.498768</text:p>
          </table:table-cell>
          <table:table-cell table:formula="of:=SUM([.B21:.U21])" office:value-type="float" office:value="6.84360043" calcext:value-type="float">
            <text:p>6.84360043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918" calcext:value-type="float">
            <text:p>0.0002918</text:p>
          </table:table-cell>
          <table:table-cell office:value-type="float" office:value="0.0332652" calcext:value-type="float">
            <text:p>0.0332652</text:p>
          </table:table-cell>
          <table:table-cell office:value-type="float" office:value="0.294135" calcext:value-type="float">
            <text:p>0.294135</text:p>
          </table:table-cell>
          <table:table-cell office:value-type="float" office:value="0.734462" calcext:value-type="float">
            <text:p>0.734462</text:p>
          </table:table-cell>
          <table:table-cell office:value-type="float" office:value="0.782609" calcext:value-type="float">
            <text:p>0.782609</text:p>
          </table:table-cell>
          <table:table-cell office:value-type="float" office:value="0.587102" calcext:value-type="float">
            <text:p>0.587102</text:p>
          </table:table-cell>
          <table:table-cell office:value-type="float" office:value="0.432448" calcext:value-type="float">
            <text:p>0.432448</text:p>
          </table:table-cell>
          <table:table-cell office:value-type="float" office:value="0.331485" calcext:value-type="float">
            <text:p>0.331485</text:p>
          </table:table-cell>
          <table:table-cell office:value-type="float" office:value="0.294427" calcext:value-type="float">
            <text:p>0.294427</text:p>
          </table:table-cell>
          <table:table-cell office:value-type="float" office:value="0.307849" calcext:value-type="float">
            <text:p>0.307849</text:p>
          </table:table-cell>
          <table:table-cell office:value-type="float" office:value="0.300263" calcext:value-type="float">
            <text:p>0.300263</text:p>
          </table:table-cell>
          <table:table-cell office:value-type="float" office:value="0.334695" calcext:value-type="float">
            <text:p>0.334695</text:p>
          </table:table-cell>
          <table:table-cell office:value-type="float" office:value="0.366793" calcext:value-type="float">
            <text:p>0.366793</text:p>
          </table:table-cell>
          <table:table-cell office:value-type="float" office:value="0.409396" calcext:value-type="float">
            <text:p>0.409396</text:p>
          </table:table-cell>
          <table:table-cell office:value-type="float" office:value="0.425153" calcext:value-type="float">
            <text:p>0.425153</text:p>
          </table:table-cell>
          <table:table-cell office:value-type="float" office:value="0.454333" calcext:value-type="float">
            <text:p>0.454333</text:p>
          </table:table-cell>
          <table:table-cell office:value-type="float" office:value="0.482638" calcext:value-type="float">
            <text:p>0.482638</text:p>
          </table:table-cell>
          <table:table-cell table:formula="of:=SUM([.B22:.U22])" office:value-type="float" office:value="6.571345" calcext:value-type="float">
            <text:p>6.571345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61111" calcext:value-type="float">
            <text:p>0.0361111</text:p>
          </table:table-cell>
          <table:table-cell office:value-type="float" office:value="0.311111" calcext:value-type="float">
            <text:p>0.311111</text:p>
          </table:table-cell>
          <table:table-cell office:value-type="float" office:value="0.630556" calcext:value-type="float">
            <text:p>0.630556</text:p>
          </table:table-cell>
          <table:table-cell office:value-type="float" office:value="0.797222" calcext:value-type="float">
            <text:p>0.797222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394444" calcext:value-type="float">
            <text:p>0.3944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0556" calcext:value-type="float">
            <text:p>0.280556</text:p>
          </table:table-cell>
          <table:table-cell office:value-type="float" office:value="0.288889" calcext:value-type="float">
            <text:p>0.288889</text:p>
          </table:table-cell>
          <table:table-cell office:value-type="float" office:value="0.294444" calcext:value-type="float">
            <text:p>0.294444</text:p>
          </table:table-cell>
          <table:table-cell office:value-type="float" office:value="0.397222" calcext:value-type="float">
            <text:p>0.397222</text:p>
          </table:table-cell>
          <table:table-cell office:value-type="float" office:value="0.363889" calcext:value-type="float">
            <text:p>0.363889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3333" calcext:value-type="float">
            <text:p>0.383333</text:p>
          </table:table-cell>
          <table:table-cell office:value-type="float" office:value="0.436111" calcext:value-type="float">
            <text:p>0.436111</text:p>
          </table:table-cell>
          <table:table-cell office:value-type="float" office:value="0.516667" calcext:value-type="float">
            <text:p>0.516667</text:p>
          </table:table-cell>
          <table:table-cell table:formula="of:=SUM([.B23:.U23])" office:value-type="float" office:value="6.3916661" calcext:value-type="float">
            <text:p>6.3916661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4:.U24])" office:value-type="float" office:value="6.5" calcext:value-type="float">
            <text:p>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1:31:26.611977950</meta:creation-date>
    <dc:date>2017-06-24T21:03:20.952843999</dc:date>
    <meta:editing-duration>PT1M21S</meta:editing-duration>
    <meta:editing-cycles>1</meta:editing-cycles>
    <meta:document-statistic meta:table-count="1" meta:cell-count="52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.5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069cm" svg:height="19.524cm" xlink:href=".." xlink:type="simple" chart:class="chart:scatter" chart:style-name="ch1">
        <chart:legend chart:legend-position="end" svg:x="27.953cm" svg:y="9.383cm" style:legend-expansion="high" chart:style-name="ch2"/>
        <chart:plot-area chart:style-name="ch3" table:cell-range-address="Sheet1.A1:Sheet1.A24 Sheet1.V1:Sheet1.V24" svg:x="0.601cm" svg:y="0.39cm" svg:width="26.751cm" svg:height="18.744cm">
          <chartooo:coordinate-region svg:x="1.328cm" svg:y="0.589cm" svg:width="25.931cm" svg:height="17.8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1:Sheet1.V24" chart:class="chart:scatter">
            <chart:domain table:cell-range-address="Sheet1.A1:Sheet1.A24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8">
                <text:p>2.28</text:p>
                <draw:g>
                  <svg:desc>Sheet1.A1:Sheet1.A24</svg:desc>
                </draw:g>
              </table:table-cell>
              <table:table-cell office:value-type="float" office:value="5.75">
                <text:p>5.75</text:p>
                <draw:g>
                  <svg:desc>Sheet1.V1:Sheet1.V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7">
                <text:p>2.47</text:p>
              </table:table-cell>
              <table:table-cell office:value-type="float" office:value="6.3037546">
                <text:p>6.3037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6">
                <text:p>2.66</text:p>
              </table:table-cell>
              <table:table-cell office:value-type="float" office:value="6.490418701">
                <text:p>6.490418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5">
                <text:p>2.85</text:p>
              </table:table-cell>
              <table:table-cell office:value-type="float" office:value="6.835984765">
                <text:p>6.835984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4">
                <text:p>3.04</text:p>
              </table:table-cell>
              <table:table-cell office:value-type="float" office:value="7.1370743097">
                <text:p>7.1370743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3">
                <text:p>3.23</text:p>
              </table:table-cell>
              <table:table-cell office:value-type="float" office:value="7.419240186">
                <text:p>7.419240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2">
                <text:p>3.42</text:p>
              </table:table-cell>
              <table:table-cell office:value-type="float" office:value="7.71657085">
                <text:p>7.71657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1">
                <text:p>3.61</text:p>
              </table:table-cell>
              <table:table-cell office:value-type="float" office:value="7.903297266">
                <text:p>7.903297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">
                <text:p>3.8</text:p>
              </table:table-cell>
              <table:table-cell office:value-type="float" office:value="7.9145292">
                <text:p>7.9145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9">
                <text:p>3.99</text:p>
              </table:table-cell>
              <table:table-cell office:value-type="float" office:value="7.8841456">
                <text:p>7.8841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8">
                <text:p>4.18</text:p>
              </table:table-cell>
              <table:table-cell office:value-type="float" office:value="7.7061416">
                <text:p>7.7061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7">
                <text:p>4.37</text:p>
              </table:table-cell>
              <table:table-cell office:value-type="float" office:value="7.7590085">
                <text:p>7.7590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6">
                <text:p>4.56</text:p>
              </table:table-cell>
              <table:table-cell office:value-type="float" office:value="7.7450507">
                <text:p>7.7450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5">
                <text:p>4.75</text:p>
              </table:table-cell>
              <table:table-cell office:value-type="float" office:value="7.8456663">
                <text:p>7.8456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4">
                <text:p>4.94</text:p>
              </table:table-cell>
              <table:table-cell office:value-type="float" office:value="7.79216972">
                <text:p>7.792169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3">
                <text:p>5.13</text:p>
              </table:table-cell>
              <table:table-cell office:value-type="float" office:value="7.8458841">
                <text:p>7.8458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2">
                <text:p>5.32</text:p>
              </table:table-cell>
              <table:table-cell office:value-type="float" office:value="7.7994236">
                <text:p>7.7994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1">
                <text:p>5.51</text:p>
              </table:table-cell>
              <table:table-cell office:value-type="float" office:value="7.752176761">
                <text:p>7.7521767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">
                <text:p>5.7</text:p>
              </table:table-cell>
              <table:table-cell office:value-type="float" office:value="7.479706696">
                <text:p>7.4797066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89">
                <text:p>5.89</text:p>
              </table:table-cell>
              <table:table-cell office:value-type="float" office:value="7.1576392928">
                <text:p>7.15763929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08">
                <text:p>6.08</text:p>
              </table:table-cell>
              <table:table-cell office:value-type="float" office:value="6.84360043">
                <text:p>6.843600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7">
                <text:p>6.27</text:p>
              </table:table-cell>
              <table:table-cell office:value-type="float" office:value="6.571345">
                <text:p>6.5713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6">
                <text:p>6.46</text:p>
              </table:table-cell>
              <table:table-cell office:value-type="float" office:value="6.3916661">
                <text:p>6.39166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65">
                <text:p>6.65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